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.258cm" fo:min-width="0cm"/>
    </style:style>
    <style:style style:name="gr3" style:family="graphic" style:parent-style-name="standard">
      <style:graphic-properties draw:stroke="dash" draw:stroke-dash="Fine_20_Dashed" svg:stroke-width="0.028cm" svg:stroke-color="#990000" draw:marker-start-width="0.242cm" draw:marker-end-width="0.242cm" draw:fill="none" draw:textarea-horizontal-align="justify" draw:textarea-vertical-align="middle" draw:auto-grow-height="false" fo:min-height="5.183cm" fo:min-width="7.727cm" fo:padding-top="0.139cm" fo:padding-bottom="0.139cm" fo:padding-left="0.264cm" fo:padding-right="0.264cm"/>
    </style:style>
    <style:style style:name="gr4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17cm" fo:min-width="16.643cm" fo:wrap-option="no-wrap"/>
    </style:style>
    <style:style style:name="gr5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123cm" fo:min-width="11.22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4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274cm" fo:min-width="6.866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svg:stroke-color="#009933" draw:fill-color="#99cc99" draw:opacity="97%" draw:textarea-horizontal-align="justify" draw:textarea-vertical-align="middle" draw:auto-grow-height="false" fo:min-height="1.274cm" fo:min-width="2.294cm"/>
    </style:style>
    <style:style style:name="gr11" style:family="graphic" style:parent-style-name="standard">
      <style:graphic-properties svg:stroke-color="#009933" draw:fill-color="#99cc99" draw:textarea-horizontal-align="justify" draw:textarea-vertical-align="middle" draw:auto-grow-height="false" fo:min-height="1.274cm" fo:min-width="6.866cm"/>
    </style:style>
    <style:style style:name="gr12" style:family="graphic" style:parent-style-name="standard">
      <style:graphic-properties svg:stroke-color="#009933" draw:fill-color="#99cc99" draw:opacity="97%" draw:textarea-horizontal-align="justify" draw:textarea-vertical-align="middle" draw:auto-grow-height="false" fo:min-height="1.274cm" fo:min-width="6.866cm"/>
    </style:style>
    <style:style style:name="gr13" style:family="graphic" style:parent-style-name="standard">
      <style:graphic-properties svg:stroke-color="#999999" draw:fill-color="#cccccc" draw:textarea-horizontal-align="justify" draw:textarea-vertical-align="middle" draw:auto-grow-height="false" fo:min-height="1.274cm" fo:min-width="3.412cm"/>
    </style:style>
    <style:style style:name="gr14" style:family="graphic" style:parent-style-name="standard">
      <style:graphic-properties svg:stroke-color="#999999" draw:fill-color="#cccccc" draw:textarea-horizontal-align="justify" draw:textarea-vertical-align="middle" draw:auto-grow-height="false" fo:min-height="1.274cm" fo:min-width="6.866cm"/>
    </style:style>
    <style:style style:name="gr15" style:family="graphic" style:parent-style-name="standard">
      <style:graphic-properties svg:stroke-color="#663399" draw:fill-color="#ccccff" draw:textarea-horizontal-align="justify" draw:textarea-vertical-align="middle" draw:auto-grow-height="false" fo:min-height="1.274cm" fo:min-width="6.86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026cm" fo:min-width="12.357cm" fo:wrap-option="no-wrap"/>
    </style:style>
    <style:style style:name="gr19" style:family="graphic" style:parent-style-name="standard">
      <style:graphic-properties svg:stroke-color="#ff6666" draw:fill-color="#ff9999" draw:opacity="50%" draw:textarea-horizontal-align="justify" draw:textarea-vertical-align="middle" draw:auto-grow-height="false" fo:min-height="2.29cm" fo:min-width="15.502cm"/>
    </style:style>
    <style:style style:name="gr20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69cm" fo:min-width="11.228cm" fo:wrap-option="no-wrap"/>
    </style:style>
    <style:style style:name="gr21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966cm" fo:min-width="24.725cm" fo:wrap-option="no-wrap"/>
    </style:style>
    <style:style style:name="gr22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123cm" fo:min-width="10.053cm" fo:wrap-option="no-wrap"/>
    </style:style>
    <style:style style:name="gr23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026cm" fo:min-width="13.258cm" fo:wrap-option="no-wrap"/>
    </style:style>
    <style:style style:name="gr24" style:family="graphic" style:parent-style-name="standard">
      <style:graphic-properties svg:stroke-color="#ff6666" draw:fill-color="#ff9999" draw:opacity="50%" draw:textarea-horizontal-align="justify" draw:textarea-vertical-align="middle" draw:auto-grow-height="false" fo:min-height="2.29cm" fo:min-width="17.026cm"/>
    </style:style>
    <style:style style:name="gr25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123cm" fo:min-width="18.462cm" fo:wrap-option="no-wrap"/>
    </style:style>
    <style:style style:name="gr26" style:family="graphic" style:parent-style-name="standard">
      <style:graphic-properties svg:stroke-color="#ff3333" draw:fill="solid" draw:fill-color="#ff9999" draw:opacity="51%" draw:textarea-horizontal-align="justify" draw:textarea-vertical-align="middle" draw:auto-grow-height="false" fo:min-height="1.123cm" fo:min-width="15.578cm" fo:wrap-option="no-wrap"/>
    </style:style>
    <style:style style:name="gr27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9999" draw:opacity="51%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line-height="100%"/>
    </style:style>
    <style:style style:name="P7" style:family="paragraph">
      <loext:graphic-properties draw:fill="none" draw:fill-color="#ffffff"/>
      <style:paragraph-properties fo:line-height="100%"/>
      <style:text-properties fo:font-weight="bold" style:font-weight-asian="bold" style:font-weight-complex="bold"/>
    </style:style>
    <style:style style:name="P8" style:family="paragraph">
      <loext:graphic-properties draw:fill-color="#99cc99" draw:opacity="97%"/>
      <style:paragraph-properties fo:text-align="center"/>
    </style:style>
    <style:style style:name="P9" style:family="paragraph">
      <loext:graphic-properties draw:fill-color="#99cc99"/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-color="#99cc99" draw:opacity="97%"/>
      <style:paragraph-properties fo:margin-left="0cm" fo:margin-right="0cm" fo:text-align="center" fo:text-indent="0cm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cccccc"/>
      <style:paragraph-properties fo:margin-left="0cm" fo:margin-right="0cm" fo:text-align="center" fo:text-indent="0cm"/>
    </style:style>
    <style:style style:name="P14" style:family="paragraph">
      <loext:graphic-properties draw:fill-color="#ccccff"/>
      <style:paragraph-properties fo:margin-left="0cm" fo:margin-right="0cm" fo:text-align="center" fo:text-indent="0cm"/>
      <style:text-properties fo:color="#800000"/>
    </style:style>
    <style:style style:name="P15" style:family="paragraph">
      <loext:graphic-properties draw:fill-color="#ff9999" draw:opacity="50%"/>
      <style:paragraph-properties fo:text-align="center"/>
      <style:text-properties fo:color="#8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controls" svg:x1="38.386cm" svg:y1="2.073cm" svg:x2="38.465cm" svg:y2="42.713cm">
            <text:p/>
          </draw:line>
          <draw:custom-shape draw:style-name="gr2" draw:text-style-name="P1" xml:id="id29" draw:id="id29" draw:layer="controls" svg:width="0.381cm" svg:height="0.508cm" svg:x="17.256cm" svg:y="11.4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34" draw:id="id34" draw:layer="controls" svg:width="0.381cm" svg:height="0.508cm" svg:x="17.256cm" svg:y="22.98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8.255cm" svg:height="5.461cm" svg:x="9.317cm" svg:y="6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controls" svg:width="17.143cm" svg:height="1.42cm" svg:x="18.655cm" svg:y="25.775cm">
            <text:p text:style-name="P2">获取slam位姿后才开始计算里程计插值，并发布插值位姿</text:p>
            <draw:enhanced-geometry svg:viewBox="0 0 21600 21600" draw:mirror-horizontal="false" draw:type="line-callout-1" draw:modifiers="-2895.28698086794 41467.1358198452 -312.459169388707 8421.11189303308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5" draw:text-style-name="P3" draw:layer="controls" svg:width="11.728cm" svg:height="1.373cm" svg:x="18.609cm" svg:y="5.553cm">
            <text:p text:style-name="P2">在获取传感器数据后，才获取雷达数据</text:p>
            <draw:enhanced-geometry svg:viewBox="0 0 21600 21600" draw:mirror-horizontal="false" draw:type="line-callout-1" draw:modifiers="-2929.96845425868 63982.5327510917 -458.555716599881 8724.890829694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line draw:style-name="gr1" draw:text-style-name="P1" draw:layer="controls" svg:x1="3.637cm" svg:y1="2.179cm" svg:x2="3.617cm" svg:y2="42.819cm">
            <text:p/>
          </draw:line>
          <draw:custom-shape draw:style-name="gr6" draw:text-style-name="P4" xml:id="id1" draw:id="id1" draw:layer="controls" svg:width="2.794cm" svg:height="1.524cm" svg:x="5.38cm" svg:y="3.4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controls" svg:width="4.556cm" svg:height="1.524cm" svg:x="1.3cm" svg:y="1.371cm">
            <text:p text:style-name="P4">event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5" draw:id="id5" draw:layer="controls" svg:width="7.366cm" svg:height="1.524cm" svg:x="9.78cm" svg:y="3.43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2" draw:id="id2" draw:layer="controls" svg:width="2.794cm" svg:height="1.524cm" svg:x="5.38cm" svg:y="7.0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6" draw:id="id6" draw:layer="controls" svg:width="7.366cm" svg:height="1.524cm" svg:x="9.78cm" svg:y="7.03cm">
            <text:p text:style-name="P4">process odometry</text:p>
            <draw:enhanced-geometry svg:viewBox="0 0 21600 21600" draw:type="rectangle" draw:enhanced-path="M 0 0 L 21600 0 21600 21600 0 21600 0 0 Z N"/>
          </draw:custom-shape>
          <draw:frame draw:style-name="gr9" draw:text-style-name="P7" draw:layer="controls" svg:width="1.651cm" svg:height="2.384cm" svg:x="6.415cm" svg:y="4.637cm">
            <draw:text-box>
              <text:p text:style-name="P6"><text:span text:style-name="T1">.</text:span></text:p>
              <text:p text:style-name="P6"><text:span text:style-name="T1">.</text:span></text:p>
              <text:p text:style-name="P6"><text:span text:style-name="T1">.</text:span></text:p>
            </draw:text-box>
          </draw:frame>
          <draw:custom-shape draw:style-name="gr10" draw:text-style-name="P8" xml:id="id3" draw:id="id3" draw:layer="controls" svg:width="2.794cm" svg:height="1.524cm" svg:x="5.38cm" svg:y="9.73cm">
            <text:p text:style-name="P4">lidar</text:p>
            <draw:enhanced-geometry svg:viewBox="0 0 21600 21600" draw:type="rectangle" draw:enhanced-path="M 0 0 L 21600 0 21600 21600 0 21600 0 0 Z N"/>
          </draw:custom-shape>
          <draw:custom-shape draw:style-name="gr11" draw:text-style-name="P9" xml:id="id7" draw:id="id7" draw:layer="controls" svg:width="7.366cm" svg:height="1.524cm" svg:x="9.78cm" svg:y="9.73cm">
            <text:p text:style-name="P4">process distorted scan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9" draw:id="id9" draw:layer="controls" svg:width="7.366cm" svg:height="1.524cm" svg:x="27.58cm" svg:y="9.73cm">
            <text:p text:style-name="P10"><text:span text:style-name="T2">SLAM_SCAN (7Hz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4" draw:id="id4" draw:layer="controls" svg:width="2.794cm" svg:height="1.524cm" svg:x="5.38cm" svg:y="13.0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8" draw:id="id8" draw:layer="controls" svg:width="7.366cm" svg:height="1.524cm" svg:x="9.78cm" svg:y="13.03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controls" svg:width="4.556cm" svg:height="1.524cm" svg:x="36.1cm" svg:y="1.365cm">
            <text:p text:style-name="P4">slam</text:p>
            <draw:enhanced-geometry svg:viewBox="0 0 21600 21600" draw:type="rectangle" draw:enhanced-path="M 0 0 L 21600 0 21600 21600 0 21600 0 0 Z N"/>
          </draw:custom-shape>
          <draw:custom-shape draw:style-name="gr13" draw:text-style-name="P12" xml:id="id31" draw:id="id31" draw:layer="controls" svg:width="3.912cm" svg:height="1.524cm" svg:x="40.051cm" svg:y="12.324cm">
            <text:p text:style-name="P4">relocaliz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xml:id="id30" draw:id="id30" draw:layer="controls" svg:width="7.366cm" svg:height="1.524cm" svg:x="45.58cm" svg:y="12.324cm">
            <text:p text:style-name="P10"><text:span text:style-name="T2">pro</text:span><text:span text:style-name="T2">ces</text:span><text:span text:style-name="T2">s </text:span><text:span text:style-name="T2">und</text:span><text:span text:style-name="T2">isto</text:span><text:span text:style-name="T2">rted </text:span><text:span text:style-name="T2">sca</text:span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xml:id="id33" draw:id="id33" draw:layer="controls" svg:width="7.366cm" svg:height="1.524cm" svg:x="54.48cm" svg:y="13.924cm">
            <text:p text:style-name="P10"><text:span text:style-name="T2">pro</text:span><text:span text:style-name="T2">ces</text:span><text:span text:style-name="T2">s </text:span><text:span text:style-name="T2">relo</text:span><text:span text:style-name="T2">cali</text:span><text:span text:style-name="T2">zati</text:span><text:span text:style-name="T2">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xml:id="id32" draw:id="id32" draw:layer="controls" svg:width="7.366cm" svg:height="1.524cm" svg:x="45.581cm" svg:y="13.918cm">
            <text:p text:style-name="P10"><text:span text:style-name="T2">pro</text:span><text:span text:style-name="T2">ces</text:span><text:span text:style-name="T2">s </text:span><text:span text:style-name="T2">sen</text:span><text:span text:style-name="T2">so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0" draw:id="id10" draw:layer="controls" svg:width="2.794cm" svg:height="1.524cm" svg:x="5.38cm" svg:y="18.5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17" draw:id="id17" draw:layer="controls" svg:width="7.366cm" svg:height="1.524cm" svg:x="9.78cm" svg:y="18.53cm">
            <text:p text:style-name="P4">process odometry</text:p>
            <draw:enhanced-geometry svg:viewBox="0 0 21600 21600" draw:type="rectangle" draw:enhanced-path="M 0 0 L 21600 0 21600 21600 0 21600 0 0 Z N"/>
          </draw:custom-shape>
          <draw:frame draw:style-name="gr9" draw:text-style-name="P7" draw:layer="controls" svg:width="1.651cm" svg:height="2.384cm" svg:x="6.416cm" svg:y="15.437cm">
            <draw:text-box>
              <text:p text:style-name="P6"><text:span text:style-name="T1">.</text:span></text:p>
              <text:p text:style-name="P6"><text:span text:style-name="T1">.</text:span></text:p>
              <text:p text:style-name="P6"><text:span text:style-name="T1">.</text:span></text:p>
            </draw:text-box>
          </draw:frame>
          <draw:custom-shape draw:style-name="gr10" draw:text-style-name="P11" xml:id="id11" draw:id="id11" draw:layer="controls" svg:width="2.794cm" svg:height="1.524cm" svg:x="5.38cm" svg:y="21.33cm">
            <text:p text:style-name="P10"><text:span text:style-name="T2">lida</text:span><text:span text:style-name="T2">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18" draw:id="id18" draw:layer="controls" svg:width="7.366cm" svg:height="1.524cm" svg:x="9.78cm" svg:y="21.33cm">
            <text:p text:style-name="P4"><text:span text:style-name="T2">process </text:span><text:span text:style-name="T2">distorted sca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24" draw:id="id24" draw:layer="controls" svg:width="7.366cm" svg:height="1.524cm" svg:x="27.58cm" svg:y="21.33cm">
            <text:p text:style-name="P10"><text:span text:style-name="T2">SLAM_SCAN (7Hz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8.255cm" svg:height="5.461cm" svg:x="9.317cm" svg:y="18.0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xml:id="id12" draw:id="id12" draw:layer="controls" svg:width="2.794cm" svg:height="1.524cm" svg:x="5.38cm" svg:y="23.9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19" draw:id="id19" draw:layer="controls" svg:width="7.366cm" svg:height="1.524cm" svg:x="9.78cm" svg:y="23.93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5" draw:id="id15" draw:layer="controls" svg:width="2.794cm" svg:height="1.524cm" svg:x="5.38cm" svg:y="35.437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2" draw:id="id22" draw:layer="controls" svg:width="7.366cm" svg:height="1.524cm" svg:x="9.78cm" svg:y="35.437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7" draw:id="id27" draw:layer="controls" svg:width="7.366cm" svg:height="1.524cm" svg:x="27.58cm" svg:y="35.437cm">
            <text:p text:style-name="P4">SLAM_POSE (50Hz)</text:p>
            <draw:enhanced-geometry svg:viewBox="0 0 21600 21600" draw:type="rectangle" draw:enhanced-path="M 0 0 L 21600 0 21600 21600 0 21600 0 0 Z N"/>
          </draw:custom-shape>
          <draw:frame draw:style-name="gr9" draw:text-style-name="P7" draw:layer="controls" svg:width="1.651cm" svg:height="2.384cm" svg:x="6.416cm" svg:y="32.944cm">
            <draw:text-box>
              <text:p text:style-name="P6"><text:span text:style-name="T1">.</text:span></text:p>
              <text:p text:style-name="P6"><text:span text:style-name="T1">.</text:span></text:p>
              <text:p text:style-name="P6"><text:span text:style-name="T1">.</text:span></text:p>
            </draw:text-box>
          </draw:frame>
          <draw:custom-shape draw:style-name="gr10" draw:text-style-name="P11" xml:id="id16" draw:id="id16" draw:layer="controls" svg:width="2.794cm" svg:height="1.524cm" svg:x="5.38cm" svg:y="38.237cm">
            <text:p text:style-name="P10"><text:span text:style-name="T2">lida</text:span><text:span text:style-name="T2">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23" draw:id="id23" draw:layer="controls" svg:width="7.366cm" svg:height="1.524cm" svg:x="9.78cm" svg:y="38.237cm">
            <text:p text:style-name="P4"><text:span text:style-name="T2">pro</text:span><text:span text:style-name="T2">ces</text:span><text:span text:style-name="T2">s </text:span><text:span text:style-name="T2">dist</text:span><text:span text:style-name="T2">orte</text:span><text:span text:style-name="T2">d </text:span><text:span text:style-name="T2">sca</text:span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1" xml:id="id28" draw:id="id28" draw:layer="controls" svg:width="7.366cm" svg:height="1.524cm" svg:x="27.58cm" svg:y="38.237cm">
            <text:p text:style-name="P10"><text:span text:style-name="T2">SL</text:span><text:span text:style-name="T2">AM</text:span><text:span text:style-name="T2">_S</text:span><text:span text:style-name="T2">CA</text:span><text:span text:style-name="T2">N </text:span><text:span text:style-name="T2">(7H</text:span><text:span text:style-name="T2">z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controls" svg:width="8.255cm" svg:height="5.461cm" svg:x="9.317cm" svg:y="34.94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xml:id="id37" draw:id="id37" draw:layer="controls" svg:width="7.366cm" svg:height="1.524cm" svg:x="63.381cm" svg:y="25.618cm">
            <text:p text:style-name="P10"><text:span text:style-name="T2">SLAM_SLAM_POS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xml:id="id38" draw:id="id38" draw:layer="controls" svg:width="7.366cm" svg:height="1.524cm" svg:x="63.381cm" svg:y="28.018cm">
            <text:p text:style-name="P10"><text:span text:style-name="T2">SLAM_SLAM_SCA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xml:id="id39" draw:id="id39" draw:layer="controls" svg:width="7.366cm" svg:height="1.524cm" svg:x="63.381cm" svg:y="30.418cm">
            <text:p text:style-name="P10"><text:span text:style-name="T2">SLAM_SLAM_MA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xml:id="id14" draw:id="id14" draw:layer="controls" svg:width="2.794cm" svg:height="1.524cm" svg:x="5.38cm" svg:y="31.6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1" draw:id="id21" draw:layer="controls" svg:width="7.366cm" svg:height="1.524cm" svg:x="9.78cm" svg:y="31.63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6" draw:id="id26" draw:layer="controls" svg:width="7.366cm" svg:height="1.524cm" svg:x="27.58cm" svg:y="31.63cm">
            <text:p text:style-name="P4">SLAM_POSE (50Hz)</text:p>
            <draw:enhanced-geometry svg:viewBox="0 0 21600 21600" draw:type="rectangle" draw:enhanced-path="M 0 0 L 21600 0 21600 21600 0 21600 0 0 Z N"/>
          </draw:custom-shape>
          <draw:frame draw:style-name="gr9" draw:text-style-name="P7" draw:layer="controls" svg:width="1.651cm" svg:height="2.384cm" svg:x="6.417cm" svg:y="25.644cm">
            <draw:text-box>
              <text:p text:style-name="P6"><text:span text:style-name="T1">.</text:span></text:p>
              <text:p text:style-name="P6"><text:span text:style-name="T1">.</text:span></text:p>
              <text:p text:style-name="P6"><text:span text:style-name="T1">.</text:span></text:p>
            </draw:text-box>
          </draw:frame>
          <draw:custom-shape draw:style-name="gr6" draw:text-style-name="P4" xml:id="id13" draw:id="id13" draw:layer="controls" svg:width="2.794cm" svg:height="1.524cm" svg:x="5.38cm" svg:y="28.43cm">
            <text:p text:style-name="P4">stm32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0" draw:id="id20" draw:layer="controls" svg:width="7.366cm" svg:height="1.524cm" svg:x="9.78cm" svg:y="28.43cm">
            <text:p text:style-name="P4">process odometry</text:p>
            <draw:enhanced-geometry svg:viewBox="0 0 21600 21600" draw:type="rectangle" draw:enhanced-path="M 0 0 L 21600 0 21600 21600 0 21600 0 0 Z N"/>
          </draw:custom-shape>
          <draw:custom-shape draw:style-name="gr8" draw:text-style-name="P4" xml:id="id25" draw:id="id25" draw:layer="controls" svg:width="7.366cm" svg:height="1.524cm" svg:x="27.58cm" svg:y="28.43cm">
            <text:p text:style-name="P4">SLAM_POSE (50Hz)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controls" draw:type="line" svg:x1="3.574cm" svg:y1="4.193cm" svg:x2="5.38cm" svg:y2="4.192cm" draw:end-shape="id1" draw:end-glue-point="3" svg:d="M3574 4193l1806-1" svg:viewBox="0 0 1807 2">
            <text:p/>
          </draw:connector>
          <draw:connector draw:style-name="gr16" draw:text-style-name="P1" draw:layer="controls" draw:type="line" svg:x1="3.574cm" svg:y1="7.793cm" svg:x2="5.38cm" svg:y2="7.792cm" draw:end-shape="id2" draw:end-glue-point="3" svg:d="M3574 7793l1806-1" svg:viewBox="0 0 1807 2">
            <text:p/>
          </draw:connector>
          <draw:connector draw:style-name="gr16" draw:text-style-name="P1" draw:layer="controls" draw:type="line" svg:x1="3.574cm" svg:y1="10.493cm" svg:x2="5.38cm" svg:y2="10.492cm" draw:end-shape="id3" draw:end-glue-point="3" svg:d="M3574 10493l1806-1" svg:viewBox="0 0 1807 2">
            <text:p/>
          </draw:connector>
          <draw:connector draw:style-name="gr16" draw:text-style-name="P1" draw:layer="controls" draw:type="line" svg:x1="3.574cm" svg:y1="13.793cm" svg:x2="5.38cm" svg:y2="13.792cm" draw:end-shape="id4" draw:end-glue-point="3" svg:d="M3574 13793l1806-1" svg:viewBox="0 0 1807 2">
            <text:p/>
          </draw:connector>
          <draw:connector draw:style-name="gr16" draw:text-style-name="P1" draw:layer="controls" draw:type="line" svg:x1="8.174cm" svg:y1="4.192cm" svg:x2="9.78cm" svg:y2="4.192cm" draw:start-shape="id1" draw:start-glue-point="1" draw:end-shape="id5" draw:end-glue-point="3" svg:d="M8174 4192h1606" svg:viewBox="0 0 1607 1">
            <text:p/>
          </draw:connector>
          <draw:connector draw:style-name="gr16" draw:text-style-name="P1" draw:layer="controls" draw:type="line" svg:x1="8.174cm" svg:y1="7.792cm" svg:x2="9.78cm" svg:y2="7.792cm" draw:start-shape="id2" draw:start-glue-point="1" draw:end-shape="id6" draw:end-glue-point="3" svg:d="M8174 7792h1606" svg:viewBox="0 0 1607 1">
            <text:p/>
          </draw:connector>
          <draw:connector draw:style-name="gr16" draw:text-style-name="P1" draw:layer="controls" draw:type="line" svg:x1="8.174cm" svg:y1="10.492cm" svg:x2="9.78cm" svg:y2="10.492cm" draw:start-shape="id3" draw:start-glue-point="1" draw:end-shape="id7" draw:end-glue-point="3" svg:d="M8174 10492h1606" svg:viewBox="0 0 1607 1">
            <text:p/>
          </draw:connector>
          <draw:connector draw:style-name="gr16" draw:text-style-name="P1" draw:layer="controls" draw:type="line" svg:x1="8.174cm" svg:y1="13.792cm" svg:x2="9.78cm" svg:y2="13.792cm" draw:start-shape="id4" draw:start-glue-point="1" draw:end-shape="id8" draw:end-glue-point="3" svg:d="M8174 13792h1606" svg:viewBox="0 0 1607 1">
            <text:p/>
          </draw:connector>
          <draw:connector draw:style-name="gr16" draw:text-style-name="P1" draw:layer="controls" draw:type="line" svg:x1="17.146cm" svg:y1="10.492cm" svg:x2="27.58cm" svg:y2="10.492cm" draw:start-shape="id7" draw:start-glue-point="1" draw:end-shape="id9" draw:end-glue-point="3" svg:d="M17146 10492h10434" svg:viewBox="0 0 10435 1">
            <text:p/>
          </draw:connector>
          <draw:connector draw:style-name="gr16" draw:text-style-name="P1" draw:layer="controls" draw:type="line" svg:x1="3.574cm" svg:y1="19.293cm" svg:x2="5.38cm" svg:y2="19.292cm" draw:end-shape="id10" draw:end-glue-point="3" svg:d="M3574 19293l1806-1" svg:viewBox="0 0 1807 2">
            <text:p/>
          </draw:connector>
          <draw:connector draw:style-name="gr16" draw:text-style-name="P1" draw:layer="controls" draw:type="line" svg:x1="3.574cm" svg:y1="22.093cm" svg:x2="5.38cm" svg:y2="22.092cm" draw:end-shape="id11" draw:end-glue-point="3" svg:d="M3574 22093l1806-1" svg:viewBox="0 0 1807 2">
            <text:p/>
          </draw:connector>
          <draw:connector draw:style-name="gr16" draw:text-style-name="P1" draw:layer="controls" draw:type="line" svg:x1="3.574cm" svg:y1="24.693cm" svg:x2="5.38cm" svg:y2="24.692cm" draw:end-shape="id12" draw:end-glue-point="3" svg:d="M3574 24693l1806-1" svg:viewBox="0 0 1807 2">
            <text:p/>
          </draw:connector>
          <draw:connector draw:style-name="gr16" draw:text-style-name="P1" draw:layer="controls" draw:type="line" svg:x1="3.574cm" svg:y1="29.193cm" svg:x2="5.38cm" svg:y2="29.192cm" draw:end-shape="id13" svg:d="M3574 29193l1806-1" svg:viewBox="0 0 1807 2">
            <text:p/>
          </draw:connector>
          <draw:connector draw:style-name="gr16" draw:text-style-name="P1" draw:layer="controls" draw:type="line" svg:x1="3.574cm" svg:y1="32.393cm" svg:x2="5.38cm" svg:y2="32.392cm" draw:end-shape="id14" draw:end-glue-point="3" svg:d="M3574 32393l1806-1" svg:viewBox="0 0 1807 2">
            <text:p/>
          </draw:connector>
          <draw:connector draw:style-name="gr16" draw:text-style-name="P1" draw:layer="controls" draw:type="line" svg:x1="3.574cm" svg:y1="36.2cm" svg:x2="5.38cm" svg:y2="36.199cm" draw:end-shape="id15" draw:end-glue-point="3" svg:d="M3574 36200l1806-1" svg:viewBox="0 0 1807 2">
            <text:p/>
          </draw:connector>
          <draw:connector draw:style-name="gr16" draw:text-style-name="P1" draw:layer="controls" draw:type="line" svg:x1="3.574cm" svg:y1="39cm" svg:x2="5.38cm" svg:y2="38.999cm" draw:end-shape="id16" draw:end-glue-point="3" svg:d="M3574 39000l1806-1" svg:viewBox="0 0 1807 2">
            <text:p/>
          </draw:connector>
          <draw:custom-shape draw:style-name="gr7" draw:text-style-name="P5" draw:layer="controls" svg:width="4.556cm" svg:height="1.524cm" svg:x="29cm" svg:y="1.365cm">
            <text:p text:style-name="P4">publish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controls" draw:type="line" svg:x1="8.174cm" svg:y1="19.292cm" svg:x2="9.78cm" svg:y2="19.292cm" draw:start-shape="id10" draw:start-glue-point="1" draw:end-shape="id17" draw:end-glue-point="3" svg:d="M8174 19292h1606" svg:viewBox="0 0 1607 1">
            <text:p/>
          </draw:connector>
          <draw:connector draw:style-name="gr16" draw:text-style-name="P1" draw:layer="controls" draw:type="line" svg:x1="8.174cm" svg:y1="22.092cm" svg:x2="9.78cm" svg:y2="22.092cm" draw:start-shape="id11" draw:start-glue-point="1" draw:end-shape="id18" draw:end-glue-point="3" svg:d="M8174 22092h1606" svg:viewBox="0 0 1607 1">
            <text:p/>
          </draw:connector>
          <draw:connector draw:style-name="gr16" draw:text-style-name="P1" draw:layer="controls" draw:type="line" svg:x1="8.174cm" svg:y1="24.692cm" svg:x2="9.78cm" svg:y2="24.692cm" draw:start-shape="id12" draw:start-glue-point="1" draw:end-shape="id19" draw:end-glue-point="3" svg:d="M8174 24692h1606" svg:viewBox="0 0 1607 1">
            <text:p/>
          </draw:connector>
          <draw:connector draw:style-name="gr16" draw:text-style-name="P1" draw:layer="controls" draw:type="line" svg:x1="8.174cm" svg:y1="29.192cm" svg:x2="9.78cm" svg:y2="29.192cm" draw:start-shape="id13" draw:start-glue-point="1" draw:end-shape="id20" draw:end-glue-point="3" svg:d="M8174 29192h1606" svg:viewBox="0 0 1607 1">
            <text:p/>
          </draw:connector>
          <draw:connector draw:style-name="gr16" draw:text-style-name="P1" draw:layer="controls" draw:type="line" svg:x1="8.174cm" svg:y1="32.392cm" svg:x2="9.78cm" svg:y2="32.392cm" draw:start-shape="id14" draw:start-glue-point="1" draw:end-shape="id21" draw:end-glue-point="3" svg:d="M8174 32392h1606" svg:viewBox="0 0 1607 1">
            <text:p/>
          </draw:connector>
          <draw:connector draw:style-name="gr16" draw:text-style-name="P1" draw:layer="controls" draw:type="line" svg:x1="8.174cm" svg:y1="36.199cm" svg:x2="9.78cm" svg:y2="36.199cm" draw:start-shape="id15" draw:start-glue-point="1" draw:end-shape="id22" draw:end-glue-point="3" svg:d="M8174 36199h1606" svg:viewBox="0 0 1607 1">
            <text:p/>
          </draw:connector>
          <draw:connector draw:style-name="gr16" draw:text-style-name="P1" draw:layer="controls" draw:type="line" svg:x1="8.174cm" svg:y1="38.999cm" svg:x2="9.78cm" svg:y2="38.999cm" draw:start-shape="id16" draw:start-glue-point="1" draw:end-shape="id23" draw:end-glue-point="3" svg:d="M8174 38999h1606" svg:viewBox="0 0 1607 1">
            <text:p/>
          </draw:connector>
          <draw:connector draw:style-name="gr16" draw:text-style-name="P1" draw:layer="controls" draw:type="line" svg:x1="17.146cm" svg:y1="22.092cm" svg:x2="27.58cm" svg:y2="22.092cm" draw:start-shape="id18" draw:start-glue-point="1" draw:end-shape="id24" draw:end-glue-point="3" svg:d="M17146 22092h10434" svg:viewBox="0 0 10435 1">
            <text:p/>
          </draw:connector>
          <draw:connector draw:style-name="gr16" draw:text-style-name="P1" draw:layer="controls" draw:type="line" svg:x1="17.146cm" svg:y1="29.192cm" svg:x2="27.58cm" svg:y2="29.192cm" draw:start-shape="id20" draw:start-glue-point="1" draw:end-shape="id25" draw:end-glue-point="3" svg:d="M17146 29192h10434" svg:viewBox="0 0 10435 1">
            <text:p/>
          </draw:connector>
          <draw:connector draw:style-name="gr16" draw:text-style-name="P1" draw:layer="controls" draw:type="line" svg:x1="17.146cm" svg:y1="32.392cm" svg:x2="27.58cm" svg:y2="32.392cm" draw:start-shape="id21" draw:start-glue-point="1" draw:end-shape="id26" draw:end-glue-point="3" svg:d="M17146 32392h10434" svg:viewBox="0 0 10435 1">
            <text:p/>
          </draw:connector>
          <draw:connector draw:style-name="gr16" draw:text-style-name="P1" draw:layer="controls" draw:type="line" svg:x1="17.146cm" svg:y1="36.199cm" svg:x2="27.58cm" svg:y2="36.199cm" draw:start-shape="id22" draw:start-glue-point="1" draw:end-shape="id27" svg:d="M17146 36199h10434" svg:viewBox="0 0 10435 1">
            <text:p/>
          </draw:connector>
          <draw:connector draw:style-name="gr16" draw:text-style-name="P1" draw:layer="controls" draw:type="line" svg:x1="17.146cm" svg:y1="38.999cm" svg:x2="27.58cm" svg:y2="38.999cm" draw:start-shape="id23" draw:start-glue-point="1" draw:end-shape="id28" draw:end-glue-point="3" svg:d="M17146 38999h10434" svg:viewBox="0 0 10435 1">
            <text:p/>
          </draw:connector>
          <draw:connector draw:style-name="gr17" draw:text-style-name="P1" draw:layer="controls" svg:x1="17.637cm" svg:y1="11.741cm" svg:x2="49.263cm" svg:y2="12.324cm" draw:start-shape="id29" draw:start-glue-point="1" draw:end-shape="id30" draw:end-glue-point="0" svg:d="M17637 11741h31626v583" svg:viewBox="0 0 31627 584">
            <text:p/>
          </draw:connector>
          <draw:custom-shape draw:style-name="gr18" draw:text-style-name="P3" draw:layer="controls" svg:width="12.857cm" svg:height="1.276cm" svg:x="52.532cm" svg:y="8.95cm">
            <text:p text:style-name="P2">在slam/relocalization中才生成无畸变的点云</text:p>
            <draw:enhanced-geometry svg:viewBox="0 0 21600 21600" draw:mirror-horizontal="false" draw:type="line-callout-1" draw:modifiers="-2482.874475035 53061.237274863 -418.292113859076 9370.7126076742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onnector draw:style-name="gr16" draw:text-style-name="P1" draw:layer="controls" draw:type="line" svg:x1="38.464cm" svg:y1="13.086cm" svg:x2="40.051cm" svg:y2="13.086cm" draw:end-shape="id31" draw:end-glue-point="3" svg:d="M38464 13086h1587" svg:viewBox="0 0 1588 1">
            <text:p/>
          </draw:connector>
          <draw:connector draw:style-name="gr16" draw:text-style-name="P1" draw:layer="controls" draw:type="line" svg:x1="43.963cm" svg:y1="13.086cm" svg:x2="45.58cm" svg:y2="13.086cm" draw:start-shape="id31" draw:start-glue-point="1" draw:end-shape="id30" draw:end-glue-point="3" svg:d="M43963 13086h1617" svg:viewBox="0 0 1618 1">
            <text:p/>
          </draw:connector>
          <draw:connector draw:style-name="gr16" draw:text-style-name="P1" draw:layer="controls" draw:type="line" svg:x1="52.947cm" svg:y1="14.68cm" svg:x2="54.48cm" svg:y2="14.686cm" draw:start-shape="id32" draw:start-glue-point="1" draw:end-shape="id33" draw:end-glue-point="3" svg:d="M52947 14680l1533 6" svg:viewBox="0 0 1534 7">
            <text:p/>
          </draw:connector>
          <draw:connector draw:style-name="gr17" draw:text-style-name="P1" draw:layer="controls" svg:x1="17.637cm" svg:y1="23.241cm" svg:x2="49.263cm" svg:y2="24.124cm" draw:start-shape="id34" draw:start-glue-point="1" draw:end-shape="id35" draw:end-glue-point="0" svg:d="M17637 23241h31626v883" svg:viewBox="0 0 31627 884">
            <text:p/>
          </draw:connector>
          <draw:connector draw:style-name="gr16" draw:text-style-name="P1" draw:layer="controls" draw:type="line" svg:x1="61.846cm" svg:y1="26.386cm" svg:x2="63.381cm" svg:y2="26.38cm" draw:start-shape="id36" draw:start-glue-point="1" draw:end-shape="id37" draw:end-glue-point="3" svg:d="M61846 26386l1535-6" svg:viewBox="0 0 1536 7">
            <text:p/>
          </draw:connector>
          <draw:connector draw:style-name="gr16" draw:text-style-name="P1" draw:layer="controls" draw:type="line" svg:x1="63.381cm" svg:y1="28.78cm" svg:x2="61.846cm" svg:y2="26.386cm" draw:start-shape="id38" draw:start-glue-point="3" draw:end-shape="id36" draw:end-glue-point="1" svg:d="M63381 28780l-1535-2394" svg:viewBox="0 0 1536 2395">
            <text:p/>
          </draw:connector>
          <draw:connector draw:style-name="gr16" draw:text-style-name="P1" draw:layer="controls" draw:type="line" svg:x1="63.381cm" svg:y1="31.18cm" svg:x2="61.846cm" svg:y2="26.386cm" draw:start-shape="id39" draw:start-glue-point="3" draw:end-shape="id36" draw:end-glue-point="1" svg:d="M63381 31180l-1535-4794" svg:viewBox="0 0 1536 4795">
            <text:p/>
          </draw:connector>
          <draw:custom-shape draw:style-name="gr7" draw:text-style-name="P5" draw:layer="controls" svg:width="4.556cm" svg:height="1.524cm" svg:x="64.5cm" svg:y="1.365cm">
            <text:p text:style-name="P4">publish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layer="controls" svg:width="16.002cm" svg:height="2.54cm" svg:x="42.275cm" svg:y="28.93cm">
            <text:p text:style-name="P4"><text:span text:style-name="T3">relocalization</text:span><text:span text:style-name="T3">和</text:span><text:span text:style-name="T3">slam</text:span><text:span text:style-name="T3">的数据处理过程必须是连续的，</text:span></text:p>
            <text:p text:style-name="P4"><text:span text:style-name="T3">一旦传感器记录错误，就有可能导致地图偏移问题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" draw:layer="layout" svg:width="11.728cm" svg:height="1.94cm" svg:x="18.632cm" svg:y="3.151cm">
            <text:p text:style-name="P2">在slam输出位姿前，不发布插值位姿，</text:p>
            <text:p text:style-name="P2">因为初始旋转角度在slam开始时才计算</text:p>
            <draw:enhanced-geometry svg:viewBox="0 0 21600 21600" draw:mirror-horizontal="false" draw:type="line-callout-1" draw:modifiers="-2198.85753261148 14066.1514683153 -458.555716599881 6165.06955177743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1" draw:text-style-name="P3" draw:layer="layout" svg:width="25.225cm" svg:height="2.216cm" svg:x="18.574cm" svg:y="7.353cm">
            <text:p text:style-name="P2">在事件流中，仅生成有畸变的点云，并保存原始雷达数据和传感器数据，供slam使用时</text:p>
            <text:p text:style-name="P2">再生成无畸变的点云。校正畸变处理比较耗时，如果在事件线程中可能导致数据延迟。</text:p>
            <draw:enhanced-geometry svg:viewBox="0 0 21600 21600" draw:mirror-horizontal="false" draw:mirror-vertical="false" draw:type="line-callout-1" draw:modifiers="-1073.74930627131 22691.2043301759 -211.496075477682 5397.5642760487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2" draw:text-style-name="P3" draw:layer="layout" svg:width="10.553cm" svg:height="1.373cm" svg:x="18.514cm" svg:y="11.401cm">
            <text:p text:style-name="P2">仅发布有效点数&gt;0的原始雷达数据</text:p>
            <draw:enhanced-geometry svg:viewBox="0 0 21600 21600" draw:mirror-horizontal="false" draw:type="line-callout-1" draw:modifiers="-2443.66117111995 -4323.14410480349 -507.561114269471 8724.890829694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3" draw:text-style-name="P12" xml:id="id40" draw:id="id40" draw:layer="layout" svg:width="3.912cm" svg:height="1.524cm" svg:x="40.051cm" svg:y="24.124cm">
            <text:p text:style-name="P4">sla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3" xml:id="id35" draw:id="id35" draw:layer="layout" svg:width="7.366cm" svg:height="1.524cm" svg:x="45.58cm" svg:y="24.124cm">
            <text:p text:style-name="P10"><text:span text:style-name="T2">process undistorted sca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3" xml:id="id41" draw:id="id41" draw:layer="layout" svg:width="7.366cm" svg:height="1.524cm" svg:x="54.48cm" svg:y="24.124cm">
            <text:p text:style-name="P10"><text:span text:style-name="T2">rotate map/initialize sla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7.366cm" svg:height="1.524cm" svg:x="45.581cm" svg:y="25.718cm">
            <text:p text:style-name="P10"><text:span text:style-name="T2">process sensor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38.464cm" svg:y1="24.886cm" svg:x2="40.051cm" svg:y2="24.886cm" draw:end-shape="id40" draw:end-glue-point="3" svg:d="M38464 24886h1587" svg:viewBox="0 0 1588 1">
            <text:p/>
          </draw:connector>
          <draw:connector draw:style-name="gr16" draw:text-style-name="P1" draw:layer="layout" draw:type="line" svg:x1="43.963cm" svg:y1="24.886cm" svg:x2="45.58cm" svg:y2="24.886cm" draw:start-shape="id40" draw:start-glue-point="1" draw:end-shape="id35" draw:end-glue-point="3" svg:d="M43963 24886h1617" svg:viewBox="0 0 1618 1">
            <text:p/>
          </draw:connector>
          <draw:connector draw:style-name="gr16" draw:text-style-name="P1" draw:layer="layout" draw:type="line" svg:x1="52.946cm" svg:y1="24.886cm" svg:x2="54.48cm" svg:y2="24.886cm" draw:start-shape="id35" draw:start-glue-point="1" draw:end-shape="id41" draw:end-glue-point="3" svg:d="M52946 24886h1534" svg:viewBox="0 0 1535 1">
            <text:p/>
          </draw:connector>
          <draw:custom-shape draw:style-name="gr23" draw:text-style-name="P3" draw:layer="layout" svg:width="13.758cm" svg:height="1.276cm" svg:x="52.52cm" svg:y="10.669cm">
            <text:p text:style-name="P2">在slam/relocalization获取传感器数据后才旋转</text:p>
            <draw:enhanced-geometry svg:viewBox="0 0 21600 21600" draw:mirror-horizontal="false" draw:type="line-callout-1" draw:modifiers="-2551.05748964314 35740.6421299922 -390.900501489934 9370.7126076742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4" draw:text-style-name="P15" draw:layer="layout" svg:width="17.526cm" svg:height="2.54cm" svg:x="42.275cm" svg:y="16.63cm">
            <text:p text:style-name="P4"><text:span text:style-name="T3">多次获取传感器数据进行重定位，成功或者失败都进入</text:span><text:span text:style-name="T3">sla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18.962cm" svg:height="1.373cm" svg:x="18.614cm" svg:y="16.601cm">
            <text:p text:style-name="P2">生成新的地图时，第一帧雷达数据用于旋转地图和进入第一次slam</text:p>
            <draw:enhanced-geometry svg:viewBox="0 0 21600 21600" draw:mirror-horizontal="false" draw:type="line-callout-1" draw:modifiers="-1681.2529663028 70255.0218340611 -282.486948267679 8724.890829694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26" draw:text-style-name="P3" draw:layer="layout" svg:width="16.078cm" svg:height="1.373cm" svg:x="18.577cm" svg:y="19.749cm">
            <text:p text:style-name="P2">继续旧的地图时，第一帧雷达数据用于进入第一次slam</text:p>
            <draw:enhanced-geometry svg:viewBox="0 0 21600 21600" draw:mirror-horizontal="false" draw:type="line-callout-1" draw:modifiers="-1689.95584302506 27400.8733624454 -333.155046955656 8724.89082969432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4" draw:text-style-name="P13" xml:id="id36" draw:id="id36" draw:layer="layout" svg:width="7.366cm" svg:height="1.524cm" svg:x="54.48cm" svg:y="25.624cm">
            <text:p text:style-name="P10"><text:span text:style-name="T2">process SLAM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52.946cm" svg:y1="26.386cm" svg:x2="54.48cm" svg:y2="26.386cm" draw:end-shape="id36" draw:end-glue-point="3" svg:d="M52946 26386h1534" svg:viewBox="0 0 1535 1">
            <text:p/>
          </draw:connector>
          <draw:connector draw:style-name="gr17" draw:text-style-name="P1" draw:layer="layout" svg:x1="58.163cm" svg:y1="27.148cm" svg:x2="13.463cm" svg:y2="28.43cm" draw:start-shape="id36" draw:start-glue-point="2" draw:end-shape="id20" draw:end-glue-point="0" svg:d="M58163 27148v641h-44700v641" svg:viewBox="0 0 44701 1283">
            <text:p/>
          </draw:connector>
          <draw:custom-shape draw:style-name="gr23" draw:text-style-name="P3" draw:layer="layout" svg:width="13.758cm" svg:height="1.276cm" svg:x="52.508cm" svg:y="22.288cm">
            <text:p text:style-name="P2">在slam/relocalization获取传感器数据后才旋转</text:p>
            <draw:enhanced-geometry svg:viewBox="0 0 21600 21600" draw:mirror-horizontal="false" draw:type="line-callout-1" draw:modifiers="-2551.05748964314 35740.6421299922 -390.900501489934 9370.7126076742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custom-shape draw:style-name="gr18" draw:text-style-name="P3" draw:layer="layout" svg:width="12.857cm" svg:height="1.276cm" svg:x="52.52cm" svg:y="20.569cm">
            <text:p text:style-name="P2">在slam/relocalization中才生成无畸变的点云</text:p>
            <draw:enhanced-geometry svg:viewBox="0 0 21600 21600" draw:mirror-horizontal="false" draw:type="line-callout-1" draw:modifiers="-2482.874475035 53061.237274863 -418.292113859076 9370.71260767424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line draw:style-name="gr27" draw:text-style-name="P1" draw:layer="layout" svg:x1="31.226cm" svg:y1="2.067cm" svg:x2="31.305cm" svg:y2="42.707cm">
            <text:p/>
          </draw:line>
          <draw:line draw:style-name="gr27" draw:text-style-name="P1" draw:layer="layout" svg:x1="66.926cm" svg:y1="2.067cm" svg:x2="67.005cm" svg:y2="42.70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79cm" fo:margin-bottom="1cm" fo:margin-left="1cm" fo:margin-right="1cm" fo:page-width="72.492cm" fo:page-height="44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14:15:25.370926836</meta:creation-date>
    <dc:date>2019-05-31T10:13:41.494512270</dc:date>
    <meta:editing-duration>PT2H48M9S</meta:editing-duration>
    <meta:editing-cycles>180</meta:editing-cycles>
    <meta:generator>LibreOffice/5.1.6.2$Linux_X86_64 LibreOffice_project/10m0$Build-2</meta:generator>
    <meta:document-statistic meta:object-count="112"/>
  </office:meta>
</office:document-meta>
</file>